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in" fo:margin-right="0in" fo:text-indent="-0.0618in" style:auto-text-indent="false" style:page-number="auto"/>
      <style:text-properties officeooo:rsid="000cb621" officeooo:paragraph-rsid="000cb621"/>
    </style:style>
    <style:style style:name="P2" style:family="paragraph" style:parent-style-name="Standard" style:master-page-name="">
      <loext:graphic-properties draw:fill="none"/>
      <style:paragraph-properties fo:margin-left="1in" fo:margin-right="0in" fo:text-indent="-0.1252in" style:auto-text-indent="false" style:page-number="auto"/>
      <style:text-properties officeooo:rsid="000cb621" officeooo:paragraph-rsid="000cb621"/>
    </style:style>
    <style:style style:name="P3" style:family="paragraph" style:parent-style-name="Standard" style:list-style-name="L1">
      <style:text-properties fo:language="fr" fo:country="FR" fo:font-weight="bold" officeooo:rsid="000cb621" officeooo:paragraph-rsid="000cb621" style:font-weight-asian="bold" style:font-weight-complex="bold"/>
    </style:style>
    <style:style style:name="P4" style:family="paragraph" style:parent-style-name="Standard" style:list-style-name="L2">
      <style:text-properties fo:language="fr" fo:country="FR" fo:font-weight="bold" officeooo:rsid="000cb621" officeooo:paragraph-rsid="000cb621" style:font-weight-asian="bold" style:font-weight-complex="bold"/>
    </style:style>
    <style:style style:name="P5" style:family="paragraph" style:parent-style-name="Standard">
      <style:text-properties fo:language="fr" fo:country="FR" fo:font-weight="bold" officeooo:rsid="000cb621" officeooo:paragraph-rsid="000cb621" style:font-weight-asian="bold" style:font-weight-complex="bold"/>
    </style:style>
    <style:style style:name="P6" style:family="paragraph" style:parent-style-name="Standard" style:list-style-name="L3">
      <style:text-properties fo:language="fr" fo:country="FR" fo:font-weight="bold" officeooo:rsid="000d24ad" officeooo:paragraph-rsid="000cb621" style:font-weight-asian="bold" style:font-weight-complex="bold"/>
    </style:style>
    <style:style style:name="P7" style:family="paragraph" style:parent-style-name="Standard" style:list-style-name="L4">
      <style:text-properties fo:language="fr" fo:country="FR" fo:font-weight="bold" officeooo:rsid="000d24ad" officeooo:paragraph-rsid="000d24ad" style:font-weight-asian="bold" style:font-weight-complex="bold"/>
    </style:style>
    <style:style style:name="P8" style:family="paragraph" style:parent-style-name="Standard">
      <style:text-properties fo:language="fr" fo:country="FR" fo:font-weight="bold" officeooo:rsid="000d24ad" officeooo:paragraph-rsid="000d24ad" style:font-weight-asian="bold" style:font-weight-complex="bold"/>
    </style:style>
    <style:style style:name="P9" style:family="paragraph" style:parent-style-name="Standard" style:list-style-name="L5">
      <style:text-properties fo:language="fr" fo:country="FR" fo:font-weight="bold" officeooo:rsid="000d24ad" officeooo:paragraph-rsid="000d24ad" style:font-weight-asian="bold" style:font-weight-complex="bold"/>
    </style:style>
    <style:style style:name="P10" style:family="paragraph" style:parent-style-name="Standard">
      <style:text-properties fo:language="fr" fo:country="FR" officeooo:rsid="000cb621" officeooo:paragraph-rsid="000cb621"/>
    </style:style>
    <style:style style:name="P11" style:family="paragraph" style:parent-style-name="Standard">
      <style:text-properties fo:font-weight="bold" officeooo:rsid="000cb621" officeooo:paragraph-rsid="000cb621" style:font-weight-asian="bold" style:font-weight-complex="bold"/>
    </style:style>
    <style:style style:name="P12" style:family="paragraph" style:parent-style-name="Standard" style:list-style-name="L6">
      <style:text-properties fo:font-weight="bold" officeooo:rsid="00107dce" officeooo:paragraph-rsid="00107dce" style:font-weight-asian="bold" style:font-weight-complex="bold"/>
    </style:style>
    <style:style style:name="P13" style:family="paragraph" style:parent-style-name="Standard" style:list-style-name="L6">
      <style:text-properties fo:font-weight="normal" officeooo:rsid="00107dce" officeooo:paragraph-rsid="00107dce" style:font-weight-asian="normal" style:font-weight-complex="normal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d24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 <text:span text:style-name="T1">Prise en main de la carte</text:span></text:p>
      <text:list xml:id="list4307279537178932478" text:style-name="L6">
        <text:list-item>
          <text:p text:style-name="P12"><text:span text:style-name="T1">Environnement de la carte</text:span></text:p>
          <text:p text:style-name="P13"><text:span text:style-name="T1">les materiel, le systeme, l'avantage et utilite</text:span></text:p>
        </text:list-item>
      </text:list>
      <text:list xml:id="list8663198996026069925" text:style-name="L1">
        <text:list-item>
          <text:p text:style-name="P3">Installation des logiciels et configuration</text:p>
        </text:list-item>
      </text:list>
      <text:p text:style-name="P1"><text:span text:style-name="T1"><text:tab/>parle des logiciels qu'on a installés, les configurations qu'on </text:span><text:span text:style-name="T2">y </text:span><text:span text:style-name="T1">a appliquées</text:span></text:p>
      <text:p text:style-name="P1"><text:span text:style-name="T1"><text:tab/></text:span><text:span text:style-name="T2">putty, ftp, toolchain, etc. Aussi pour la configuration de matériel de la nouvelle carte.</text:span></text:p>
      <text:list xml:id="list8136573142198521806" text:style-name="L2">
        <text:list-item>
          <text:p text:style-name="P4">Commandes utilisées</text:p>
        </text:list-item>
      </text:list>
      <text:p text:style-name="P2"><text:span text:style-name="T1"><text:tab/></text:span><text:span text:style-name="T2">wget, chmod, les commands pour démarrer etc</text:span></text:p>
      <text:list xml:id="list8097078891719812387" text:style-name="L3">
        <text:list-item>
          <text:p text:style-name="P6">Environnement de compilation</text:p>
        </text:list-item>
      </text:list>
      <text:p text:style-name="P1"><text:span text:style-name="T1"><text:tab/></text:span><text:span text:style-name="T2">à la fois pour la carte et pour le code du client</text:span></text:p>
      <text:p text:style-name="P10"><text:tab/></text:p>
      <text:p text:style-name="P5">VI Intégration du protocole</text:p>
      <text:list xml:id="list809024755222433969" text:style-name="L4">
        <text:list-item>
          <text:p text:style-name="P7">Changement de l'adresse IP</text:p>
        </text:list-item>
        <text:list-item>
          <text:p text:style-name="P7">Format de fichier</text:p>
        </text:list-item>
        <text:list-item>
          <text:p text:style-name="P7">Multi-tâche</text:p>
        </text:list-item>
        <text:list-item>
          <text:p text:style-name="P7">La distribution de mémoire</text:p>
        </text:list-item>
      </text:list>
      <text:p text:style-name="P8">ou bien</text:p>
      <text:list xml:id="list3352920529395530227" text:style-name="L5">
        <text:list-item>
          <text:p text:style-name="P9">UDP1</text:p>
        </text:list-item>
        <text:list-item>
          <text:p text:style-name="P9">UDP2</text:p>
        </text:list-item>
        <text:list-item>
          <text:p text:style-name="P9">UDP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4S</meta:editing-duration>
    <meta:editing-cycles>4</meta:editing-cycles>
    <meta:generator>LibreOffice/4.4.2.2$Windows_x86 LibreOffice_project/c4c7d32d0d49397cad38d62472b0bc8acff48dd6</meta:generator>
    <dc:date>2015-05-24T19:43:48.733000000</dc:date>
    <meta:document-statistic meta:table-count="0" meta:image-count="0" meta:object-count="0" meta:page-count="1" meta:paragraph-count="20" meta:word-count="106" meta:character-count="591" meta:non-whitespace-character-count="511"/>
    <meta:user-defined meta:name="Info 1"/>
    <meta:user-defined meta:name="Info 2"/>
    <meta:user-defined meta:name="Info 3"/>
    <meta:user-defined meta:name="Info 4"/>
  </office:meta>
</office:document-meta>
</file>